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e8bf" officeooo:paragraph-rsid="0016e8bf" style:font-size-asian="11pt" style:font-size-complex="11pt"/>
    </style:style>
    <style:style style:name="P2" style:family="paragraph" style:parent-style-name="Standard">
      <style:text-properties fo:font-size="11pt" officeooo:rsid="0016e8bf" officeooo:paragraph-rsid="0018290f" style:font-size-asian="11pt" style:font-size-complex="11pt"/>
    </style:style>
    <style:style style:name="P3" style:family="paragraph" style:parent-style-name="Standard">
      <style:text-properties fo:font-size="11pt" officeooo:rsid="0017572b" officeooo:paragraph-rsid="0017572b" style:font-size-asian="11pt" style:font-size-complex="11pt"/>
    </style:style>
    <style:style style:name="P4" style:family="paragraph" style:parent-style-name="Standard">
      <style:text-properties fo:font-size="11pt" officeooo:rsid="0018290f" officeooo:paragraph-rsid="0018290f" style:font-size-asian="11pt" style:font-size-complex="11pt"/>
    </style:style>
    <style:style style:name="P5" style:family="paragraph" style:parent-style-name="Footer">
      <style:text-properties fo:font-size="11pt" officeooo:rsid="0018c5c0" officeooo:paragraph-rsid="0018c5c0" style:font-size-asian="9.60000038146973pt" style:font-size-complex="11pt"/>
    </style:style>
    <style:style style:name="T1" style:family="text">
      <style:text-properties officeooo:rsid="00182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<text:s/>8] <text:s/>METHOD OVERLOADING AND METHOD OVERRIDING</text:p>
      <text:p text:style-name="P1"/>
      <text:p text:style-name="P1"><text:span text:style-name="T1">(1) </text:span>METHOD OVERLOADING:-</text:p>
      <text:p text:style-name="P1">INPUT:-</text:p>
      <text:p text:style-name="P3">//a java program to implement method overloading</text:p>
      <text:p text:style-name="P3">class Methodoverloading</text:p>
      <text:p text:style-name="P3">{</text:p>
      <text:p text:style-name="P3"><text:s/>public void display(int number)</text:p>
      <text:p text:style-name="P3"><text:s text:c="2"/>{</text:p>
      <text:p text:style-name="P3"><text:s text:c="3"/>System.out.println("Integer Value:- "+number);</text:p>
      <text:p text:style-name="P3"><text:s text:c="3"/>}</text:p>
      <text:p text:style-name="P3"><text:s/>public void display(float number)</text:p>
      <text:p text:style-name="P3"><text:s text:c="2"/>{</text:p>
      <text:p text:style-name="P3"><text:s text:c="3"/>System.out.println("Float Value:- "+number);</text:p>
      <text:p text:style-name="P3"><text:s text:c="3"/>}</text:p>
      <text:p text:style-name="P3"><text:s/>public void display(char number)</text:p>
      <text:p text:style-name="P3"><text:s text:c="2"/>{</text:p>
      <text:p text:style-name="P3"><text:s text:c="3"/>System.out.println("Character Value:- "+number);</text:p>
      <text:p text:style-name="P3"><text:s text:c="3"/>}</text:p>
      <text:p text:style-name="P3">}</text:p>
      <text:p text:style-name="P3"></text:p>
      <text:p text:style-name="P3">public class Methodoverload</text:p>
      <text:p text:style-name="P3">{</text:p>
      <text:p text:style-name="P3"><text:s/>public static void main(String []args)</text:p>
      <text:p text:style-name="P3"><text:s text:c="2"/>{</text:p>
      <text:p text:style-name="P3"><text:s text:c="3"/>Scanner sc=new Scanner(System.in);</text:p>
      <text:p text:style-name="P3"><text:s text:c="3"/>Methodoverloading ob=new Methodoverloading();</text:p>
      <text:p text:style-name="P3"><text:s text:c="3"/>ob.display(12);</text:p>
      <text:p text:style-name="P3"><text:s text:c="3"/>ob.display(0.12f);</text:p>
      <text:p text:style-name="P3"><text:s text:c="3"/>ob.display('p');</text:p>
      <text:p text:style-name="P3"><text:s text:c="3"/>}</text:p>
      <text:p text:style-name="P3">}</text:p>
      <text:p text:style-name="P1"/>
      <text:p text:style-name="P1">OUTPUT:-</text:p>
      <text:p text:style-name="P3">student@DWM19:~$ gedit Methodoverload.java</text:p>
      <text:p text:style-name="P3">student@DWM19:~$ javac Methodoverload.java</text:p>
      <text:p text:style-name="P3">student@DWM19:~$ java Methodoverload</text:p>
      <text:p text:style-name="P3">Integer Value:- 12</text:p>
      <text:p text:style-name="P3">Float Value:- 0.12</text:p>
      <text:p text:style-name="P3">Character Value:- p</text:p>
      <text:p text:style-name="P3">student@DWM19:~$ </text:p>
      <text:p text:style-name="P4"/>
      <text:p text:style-name="P2"><text:span text:style-name="T1">(2) </text:span>METHOD OVERRIDING:-</text:p>
      <text:p text:style-name="P1">INPUT:-</text:p>
      <text:p text:style-name="P4">//to implement method overriding</text:p>
      <text:p text:style-name="P4"></text:p>
      <text:p text:style-name="P4">class A</text:p>
      <text:p text:style-name="P4">{</text:p>
      <text:p text:style-name="P4"><text:s/>void display()</text:p>
      <text:p text:style-name="P4"><text:s text:c="2"/>{</text:p>
      <text:p text:style-name="P4"><text:s text:c="2"/>System.out.println("A");</text:p>
      <text:p text:style-name="P4"><text:s text:c="2"/>}</text:p>
      <text:p text:style-name="P4">}</text:p>
      <text:p text:style-name="P4"/>
      <text:p text:style-name="P4"/>
      <text:p text:style-name="P4"><text:soft-page-break/>class B extends A</text:p>
      <text:p text:style-name="P4">{</text:p>
      <text:p text:style-name="P4"><text:s/>void display()</text:p>
      <text:p text:style-name="P4"><text:s text:c="2"/>{</text:p>
      <text:p text:style-name="P4"><text:s text:c="3"/>System.out.println("B");</text:p>
      <text:p text:style-name="P4"><text:s text:c="3"/>}</text:p>
      <text:p text:style-name="P4">}</text:p>
      <text:p text:style-name="P4">class C extends A</text:p>
      <text:p text:style-name="P4">{</text:p>
      <text:p text:style-name="P4"><text:s/>void display()</text:p>
      <text:p text:style-name="P4"><text:s text:c="2"/>{</text:p>
      <text:p text:style-name="P4"><text:s text:c="3"/>System.out.println("C");</text:p>
      <text:p text:style-name="P4"><text:s text:c="3"/>}</text:p>
      <text:p text:style-name="P4">}</text:p>
      <text:p text:style-name="P4">class Methodoverride</text:p>
      <text:p text:style-name="P4">{</text:p>
      <text:p text:style-name="P4"><text:s/>public static void main(String []args)</text:p>
      <text:p text:style-name="P4"><text:s text:c="2"/>{</text:p>
      <text:p text:style-name="P4"><text:s text:c="3"/>A a= new A();</text:p>
      <text:p text:style-name="P4"><text:s text:c="3"/>B b= new B();</text:p>
      <text:p text:style-name="P4"><text:s text:c="3"/>C c= new C();</text:p>
      <text:p text:style-name="P4"><text:s text:c="3"/>a.display();</text:p>
      <text:p text:style-name="P4"><text:s text:c="3"/>b.display();</text:p>
      <text:p text:style-name="P4"><text:s text:c="3"/>c.display();</text:p>
      <text:p text:style-name="P4"><text:s text:c="2"/>}</text:p>
      <text:p text:style-name="P4">}</text:p>
      <text:p text:style-name="P1"/>
      <text:p text:style-name="P1">OUTPUT:-</text:p>
      <text:p text:style-name="P4">student@DWM19:~$ gedit Methodoverride.java</text:p>
      <text:p text:style-name="P4">student@DWM19:~$ javac Methodoverride.java</text:p>
      <text:p text:style-name="P4">student@DWM19:~$ java Methodoverride</text:p>
      <text:p text:style-name="P4">A</text:p>
      <text:p text:style-name="P4">B</text:p>
      <text:p text:style-name="P4">C</text:p>
      <text:p text:style-name="P4">student@DWM19:~$ 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18c5c0" officeooo:paragraph-rsid="0018c5c0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4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1:33:29.774580849</meta:creation-date>
    <dc:date>2015-09-01T11:50:42.734932960</dc:date>
    <meta:editing-duration>PT12M18S</meta:editing-duration>
    <meta:editing-cycles>5</meta:editing-cycles>
    <meta:generator>LibreOffice/4.2.3.3$Linux_x86 LibreOffice_project/420m0$Build-3</meta:generator>
    <meta:document-statistic meta:table-count="0" meta:image-count="0" meta:object-count="0" meta:page-count="2" meta:paragraph-count="85" meta:word-count="173" meta:character-count="1516" meta:non-whitespace-character-count="1244"/>
  </office:meta>
</office:document-meta>
</file>